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1c7bc" officeooo:paragraph-rsid="0001c7bc"/>
    </style:style>
    <style:style style:name="P2" style:family="paragraph" style:parent-style-name="Standard" style:list-style-name="L1">
      <style:text-properties officeooo:rsid="0001c7bc" officeooo:paragraph-rsid="0001c7bc"/>
    </style:style>
    <style:style style:name="P3" style:family="paragraph" style:parent-style-name="Standard" style:list-style-name="L1">
      <style:text-properties officeooo:rsid="00025375" officeooo:paragraph-rsid="00025375"/>
    </style:style>
    <style:style style:name="P4" style:family="paragraph" style:parent-style-name="Standard">
      <loext:graphic-properties draw:fill-gradient-name="gradient" draw:fill-hatch-name="hatch"/>
      <style:paragraph-properties fo:padding="0.049cm" fo:border="0.06pt solid #000000">
        <style:tab-stops>
          <style:tab-stop style:position="2cm" style:type="char" style:char=":"/>
        </style:tab-stops>
      </style:paragraph-properties>
      <style:text-properties officeooo:rsid="00040daa" officeooo:paragraph-rsid="00040daa"/>
    </style:style>
    <style:style style:name="P5" style:family="paragraph" style:parent-style-name="Standard">
      <loext:graphic-properties draw:fill-gradient-name="gradient" draw:fill-hatch-name="hatch"/>
      <style:paragraph-properties fo:padding="0.049cm" fo:border="0.06pt solid #000000">
        <style:tab-stops>
          <style:tab-stop style:position="2cm" style:type="char" style:char=":"/>
        </style:tab-stops>
      </style:paragraph-properties>
      <style:text-properties officeooo:rsid="0005d501" officeooo:paragraph-rsid="0005d501"/>
    </style:style>
    <style:style style:name="P6" style:family="paragraph" style:parent-style-name="Standard">
      <loext:graphic-properties draw:fill-gradient-name="gradient" draw:fill-hatch-name="hatch"/>
      <style:paragraph-properties fo:padding="0.049cm" fo:border="0.06pt solid #000000">
        <style:tab-stops>
          <style:tab-stop style:position="2cm" style:type="char" style:char=":"/>
        </style:tab-stops>
      </style:paragraph-properties>
      <style:text-properties officeooo:rsid="0006ee9e" officeooo:paragraph-rsid="0006ee9e"/>
    </style:style>
    <style:style style:name="P7" style:family="paragraph" style:parent-style-name="Standard">
      <loext:graphic-properties draw:fill-gradient-name="gradient" draw:fill-hatch-name="hatch"/>
      <style:paragraph-properties fo:padding="0.049cm" fo:border="0.06pt solid #000000">
        <style:tab-stops>
          <style:tab-stop style:position="2cm" style:type="char" style:char=":"/>
        </style:tab-stops>
      </style:paragraph-properties>
      <style:text-properties officeooo:rsid="0006ee9e" officeooo:paragraph-rsid="000c5900"/>
    </style:style>
    <style:style style:name="P8" style:family="paragraph" style:parent-style-name="Standard">
      <loext:graphic-properties draw:fill-gradient-name="gradient" draw:fill-hatch-name="hatch"/>
      <style:paragraph-properties fo:padding="0.049cm" fo:border="0.06pt solid #000000">
        <style:tab-stops>
          <style:tab-stop style:position="0.591cm"/>
        </style:tab-stops>
      </style:paragraph-properties>
      <style:text-properties officeooo:rsid="0006ee9e" officeooo:paragraph-rsid="000c5900"/>
    </style:style>
    <style:style style:name="P9" style:family="paragraph" style:parent-style-name="Standard">
      <loext:graphic-properties draw:fill-gradient-name="gradient" draw:fill-hatch-name="hatch"/>
      <style:paragraph-properties fo:padding="0.049cm" fo:border="0.06pt solid #000000">
        <style:tab-stops>
          <style:tab-stop style:position="2cm" style:type="char" style:char=":"/>
        </style:tab-stops>
      </style:paragraph-properties>
      <style:text-properties officeooo:rsid="0008ce2c" officeooo:paragraph-rsid="0008ce2c"/>
    </style:style>
    <style:style style:name="P10" style:family="paragraph" style:parent-style-name="Standard">
      <loext:graphic-properties draw:fill-gradient-name="gradient" draw:fill-hatch-name="hatch"/>
      <style:paragraph-properties fo:padding="0.049cm" fo:border="0.06pt solid #000000">
        <style:tab-stops>
          <style:tab-stop style:position="2cm" style:type="char" style:char=":"/>
        </style:tab-stops>
      </style:paragraph-properties>
      <style:text-properties officeooo:rsid="0009e021" officeooo:paragraph-rsid="0009e021"/>
    </style:style>
    <style:style style:name="P11" style:family="paragraph" style:parent-style-name="Standard">
      <loext:graphic-properties draw:fill-gradient-name="gradient" draw:fill-hatch-name="hatch"/>
      <style:paragraph-properties fo:padding="0.049cm" fo:border="0.06pt solid #000000">
        <style:tab-stops>
          <style:tab-stop style:position="2cm" style:type="char" style:char=":"/>
        </style:tab-stops>
      </style:paragraph-properties>
      <style:text-properties officeooo:rsid="000a88bc" officeooo:paragraph-rsid="000a88bc"/>
    </style:style>
    <style:style style:name="T1" style:family="text">
      <style:text-properties officeooo:rsid="00025375"/>
    </style:style>
    <style:style style:name="T2" style:family="text">
      <style:text-properties officeooo:rsid="0006ee9e"/>
    </style:style>
    <style:style style:name="T3" style:family="text">
      <style:text-properties officeooo:rsid="000a88bc"/>
    </style:style>
    <style:style style:name="T4" style:family="text">
      <style:text-properties officeooo:rsid="000c590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To: malloffice@gmail.com</text:p>
      <text:p text:style-name="P4"><text:tab/>From: enric@datacompany.com</text:p>
      <text:p text:style-name="P4"><text:tab/>Subject: Quote request</text:p>
      <text:p text:style-name="P4"/>
      <text:p text:style-name="P4">Dear sir,</text:p>
      <text:p text:style-name="P4"/>
      <text:p text:style-name="P5">Our company is looking for suppliers of hardware,<text:span text:style-name="T2"> so </text:span><text:span text:style-name="T3">We</text:span><text:span text:style-name="T2"> write to require a quote for it.</text:span></text:p>
      <text:p text:style-name="P7">Could you please send us the quote for this items:</text:p>
      <text:p text:style-name="P7"/>
      <text:p text:style-name="P8"><text:span text:style-name="T4"><text:tab/>- </text:span>10 RAM chips DDR4 3600</text:p>
      <text:p text:style-name="P8"><text:span text:style-name="T4"><text:tab/>- </text:span>10 Motherboards Gigabyte H610M S2H DDR4</text:p>
      <text:p text:style-name="P8"><text:span text:style-name="T4"><text:tab/>- </text:span>15 Graphic cards GeForce RTX2060</text:p>
      <text:p text:style-name="P8"><text:span text:style-name="T4"><text:tab/>- </text:span>20 PC Monitors 23.6" LED FULLHD</text:p>
      <text:p text:style-name="P6"/>
      <text:p text:style-name="P9">Delivery must be no later than <text:span text:style-name="T3">5th</text:span> December. Our payment terms are two days before arrival date.</text:p>
      <text:p text:style-name="P10">It's very important for our company that the shipment is as ecological as possible, allways with apropiate security terms.</text:p>
      <text:p text:style-name="P10"/>
      <text:p text:style-name="P10">Please make sure that you include all the items request.</text:p>
      <text:p text:style-name="P10"/>
      <text:p text:style-name="P10">Yours faithfully,</text:p>
      <text:p text:style-name="P11">Enric Martin</text:p>
      <text:p text:style-name="P11">IT Technicia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16:39:30.626481304</meta:creation-date>
    <dc:date>2022-10-22T17:45:20.590825968</dc:date>
    <meta:editing-duration>PT6M27S</meta:editing-duration>
    <meta:editing-cycles>2</meta:editing-cycles>
    <meta:generator>LibreOffice/7.4.1.2$Linux_X86_64 LibreOffice_project/40$Build-2</meta:generator>
    <meta:document-statistic meta:table-count="0" meta:image-count="0" meta:object-count="0" meta:page-count="1" meta:paragraph-count="16" meta:word-count="114" meta:character-count="676" meta:non-whitespace-character-count="571"/>
  </office:meta>
</office:document-meta>
</file>